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99b" officeooo:paragraph-rsid="0011899b"/>
    </style:style>
    <style:style style:name="P2" style:family="paragraph" style:parent-style-name="Standard">
      <style:text-properties officeooo:rsid="0011899b" officeooo:paragraph-rsid="0013308b"/>
    </style:style>
    <style:style style:name="P3" style:family="paragraph" style:parent-style-name="Standard">
      <style:text-properties officeooo:rsid="0013308b" officeooo:paragraph-rsid="0013308b"/>
    </style:style>
    <style:style style:name="P4" style:family="paragraph" style:parent-style-name="Standard">
      <style:text-properties officeooo:rsid="0014afd4" officeooo:paragraph-rsid="0014afd4"/>
    </style:style>
    <style:style style:name="P5" style:family="paragraph" style:parent-style-name="Standard" style:list-style-name="L1">
      <style:text-properties officeooo:rsid="0013e666" officeooo:paragraph-rsid="0013e666"/>
    </style:style>
    <style:style style:name="P6" style:family="paragraph" style:parent-style-name="Standard" style:list-style-name="L2">
      <style:text-properties officeooo:rsid="0013e666" officeooo:paragraph-rsid="0013e666"/>
    </style:style>
    <style:style style:name="P7" style:family="paragraph" style:parent-style-name="Standard" style:list-style-name="L2">
      <style:text-properties officeooo:rsid="0013308b" officeooo:paragraph-rsid="0013308b"/>
    </style:style>
    <style:style style:name="P8" style:family="paragraph" style:parent-style-name="Standard" style:list-style-name="L2">
      <style:text-properties officeooo:rsid="0011899b" officeooo:paragraph-rsid="0013308b"/>
    </style:style>
    <style:style style:name="P9" style:family="paragraph" style:parent-style-name="Standard">
      <style:text-properties officeooo:rsid="0011899b" officeooo:paragraph-rsid="0011899b"/>
    </style:style>
    <style:style style:name="P10" style:family="paragraph" style:parent-style-name="Standard" style:list-style-name="L2">
      <style:text-properties officeooo:rsid="00170da9" officeooo:paragraph-rsid="00170da9"/>
    </style:style>
    <style:style style:name="P11" style:family="paragraph" style:parent-style-name="Standard" style:list-style-name="L2">
      <style:text-properties officeooo:rsid="00181391" officeooo:paragraph-rsid="00181391"/>
    </style:style>
    <style:style style:name="T1" style:family="text">
      <style:text-properties officeooo:rsid="0013308b"/>
    </style:style>
    <style:style style:name="T2" style:family="text">
      <style:text-properties officeooo:rsid="0013e666"/>
    </style:style>
    <style:style style:name="T3" style:family="text">
      <style:text-properties officeooo:rsid="0016af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ww.unrealengine.com/en-US/eula</text:p>
      <text:p text:style-name="P1">blendswap.com/page/crediting-authors</text:p>
      <text:p text:style-name="P1"/>
      <text:p text:style-name="P1">1. Projekt anlegen, Würfel einfügen, Texturieren, Physik anwenden</text:p>
      <text:p text:style-name="P4">Actor vs StaticMeshActor</text:p>
      <text:p text:style-name="P2">2. <text:span text:style-name="T2">Eigener Character:</text:span></text:p>
      <text:list xml:id="list3321749932" text:style-name="L1">
        <text:list-item>
          <text:p text:style-name="P5">empty character, component camera</text:p>
        </text:list-item>
        <text:list-item>
          <text:p text:style-name="P5">input axis mappings und action mapping: <text:span text:style-name="T3">tastatureingaben definieren</text:span></text:p>
        </text:list-item>
        <text:list-item>
          <text:p text:style-name="P5">player blueprint</text:p>
        </text:list-item>
        <text:list-item>
          <text:p text:style-name="P5">einträge in event graph</text:p>
        </text:list-item>
        <text:list-item>
          <text:p text:style-name="P5">Game mode class</text:p>
        </text:list-item>
      </text:list>
      <text:p text:style-name="P3">4. </text:p>
      <text:p text:style-name="P2"/>
      <text:p text:style-name="P2"><text:s/><text:span text:style-name="T1">Intermezzi:</text:span></text:p>
      <text:list xml:id="list2961168660" text:style-name="L2">
        <text:list-item>
          <text:p text:style-name="P7">Spielearten: 1st, 3rd, Sidescroller…</text:p>
        </text:list-item>
        <text:list-item>
          <text:p text:style-name="P8">Actor→Pawn→Character</text:p>
        </text:list-item>
        <text:list-item>
          <text:p text:style-name="P6">Components=properties</text:p>
        </text:list-item>
        <text:list-item>
          <text:p text:style-name="P7">NuQueKo:</text:p>
          <text:list>
            <text:list-item>
              <text:p text:style-name="P7">Nutzungslizenzen</text:p>
            </text:list-item>
            <text:list-item>
              <text:p text:style-name="P7">Quellen</text:p>
            </text:list-item>
            <text:list-item>
              <text:p text:style-name="P7">Konverter</text:p>
            </text:list-item>
          </text:list>
        </text:list-item>
        <text:list-item>
          <text:p text:style-name="P10">Openstreetmap <text:a xlink:type="simple" xlink:href="https://wiki.openstreetmap.org/wiki/Blender" text:style-name="Internet_20_link" text:visited-style-name="Visited_20_Internet_20_Link">https://wiki.openstreetmap.org/wiki/Blender</text:a> bzw <text:a xlink:type="simple" xlink:href="https://gumroad.com/l/blender-osm" text:style-name="Internet_20_link" text:visited-style-name="Visited_20_Internet_20_Link">https://gumroad.com/l/blender-osm</text:a> </text:p>
        </text:list-item>
        <text:list-item>
          <text:p text:style-name="P11">Was ist ein SceneGraph und warum brauchen wir keinen?</text:p>
        </text:list-item>
      </text:list>
      <text:p text:style-name="P3">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46:12.423342468</meta:creation-date>
    <meta:generator>LibreOffice/5.4.0.3$MacOSX_X86_64 LibreOffice_project/7556cbc6811c9d992f4064ab9287069087d7f62c</meta:generator>
    <dc:date>2018-11-22T09:55:07.836425957</dc:date>
    <meta:editing-duration>PT1H11M9S</meta:editing-duration>
    <meta:editing-cycles>8</meta:editing-cycles>
    <meta:document-statistic meta:table-count="0" meta:image-count="0" meta:object-count="0" meta:page-count="1" meta:paragraph-count="22" meta:word-count="77" meta:character-count="643" meta:non-whitespace-character-count="598"/>
  </office:meta>
</office:document-meta>
</file>